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3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4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5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6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7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8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9" style:family="graphic" style:parent-style-name="standard">
      <style:graphic-properties draw:stroke="dash" draw:stroke-dash="Ultrafine_20_Dashed" draw:marker-start="Linienende_20_2" draw:textarea-horizontal-align="center" draw:textarea-vertical-align="bottom"/>
    </style:style>
    <style:style style:name="gr10" style:family="graphic" style:parent-style-name="standard">
      <style:graphic-properties draw:stroke="dash" draw:stroke-dash="Fine_20_Dashed_20__28_var_29_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ff" draw:textarea-horizontal-align="justify" draw:textarea-vertical-align="middle" draw:auto-grow-height="false" draw:shadow="visible" draw:shadow-offset-x="0.1cm" draw:shadow-offset-y="0.1cm" draw:shadow-opacity="30%"/>
    </style:style>
    <style:style style:name="gr12" style:family="graphic" style:parent-style-name="standard">
      <style:graphic-properties draw:stroke="dash" draw:stroke-dash="Fine_20_Dashed_20__28_var_29_" draw:textarea-vertical-align="middle"/>
    </style:style>
    <style:style style:name="gr13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4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5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6" style:family="graphic" style:parent-style-name="standard">
      <style:graphic-properties draw:stroke="dash" draw:stroke-dash="Ultrafine_20_Dashed" draw:marker-start="Linienende_20_2" draw:marker-end="" draw:textarea-horizontal-align="center" draw:textarea-vertical-align="bottom"/>
    </style:style>
    <style:style style:name="gr17" style:family="graphic" style:parent-style-name="objectwithoutfill">
      <style:graphic-properties svg:stroke-color="#808080" draw:marker-end="Linienende_20_4" draw:marker-end-width="0.3cm" draw:fill="none" draw:textarea-vertical-align="middle"/>
    </style:style>
    <style:style style:name="gr18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19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0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1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2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3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4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5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gr26" style:family="graphic" style:parent-style-name="standard" style:list-style-name="L1">
      <style:graphic-properties draw:fill="solid" draw:fill-color="#e6e6ff" draw:textarea-horizontal-align="justify" draw:textarea-vertical-align="middle" draw:auto-grow-height="false" draw:shadow="visible" draw:shadow-offset-x="0.1cm" draw:shadow-offset-y="0.1cm" draw:shadow-opacity="30%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Ubuntu" style:font-pitch="variable" fo:font-size="18pt" fo:font-weight="bold" style:letter-kerning="true" style:font-family-asian="IPAゴシック" style:font-family-generic-asian="system" style:font-pitch-asian="variable" style:font-size-asian="18pt" style:font-weight-asian="bold" style:font-family-complex="'Lohit Hindi'" style:font-family-generic-complex="system" style:font-pitch-complex="variable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text-align="center"/>
      <style:text-properties fo:color="#666666" fo:font-family="Ubuntu" style:font-pitch="variable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family="Ubuntu" style:font-pitch="variable" fo:font-size="10pt" fo:font-weight="normal" style:letter-kerning="true" style:font-family-asian="IPAゴシック" style:font-family-generic-asian="system" style:font-pitch-asian="variable" style:font-size-asian="10pt" style:font-weight-asian="normal" style:font-family-complex="'Lohit Hindi'" style:font-family-generic-complex="system" style:font-pitch-complex="variable" style:font-size-complex="10pt" style:font-weight-complex="normal"/>
    </style:style>
    <style:style style:name="T2" style:family="text">
      <style:text-properties fo:font-family="Ubuntu" style:font-pitch="variable" fo:font-size="14pt" fo:font-weight="bold" style:letter-kerning="true" style:font-family-asian="IPAゴシック" style:font-family-generic-asian="system" style:font-pitch-asian="variable" style:font-size-asian="14pt" style:font-weight-asian="bold" style:font-family-complex="'Lohit Hindi'" style:font-family-generic-complex="system" style:font-pitch-complex="variable" style:font-size-complex="14pt" style:font-weight-complex="bold"/>
    </style:style>
    <style:style style:name="T3" style:family="text">
      <style:text-properties fo:color="#666666" fo:font-family="Ubuntu" style:font-pitch="variable"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6" draw:id="id16" draw:layer="layout" svg:width="4.894cm" svg:height="1.5cm" svg:x="3.6cm" svg:y="5.4cm">
          <text:p text:style-name="P1"><text:span text:style-name="T1">&lt;&lt;Constructor&gt;&gt;</text:span></text:p>
          <text:p text:style-name="P1"><text:span text:style-name="T2">MO5.Queu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9" draw:id="id19" draw:layer="layout" svg:width="4.895cm" svg:height="1.5cm" svg:x="3.6cm" svg:y="8.7cm">
          <text:p text:style-name="P1"><text:span text:style-name="T1">&lt;&lt;Constructor&gt;&gt;</text:span></text:p>
          <text:p text:style-name="P1"><text:span text:style-name="T2">MO5.Map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0" draw:id="id20" draw:layer="layout" svg:width="4.9cm" svg:height="1.501cm" svg:x="3.6cm" svg:y="11.8cm">
          <text:p text:style-name="P1"><text:span text:style-name="T1">&lt;&lt;Constructor&gt;&gt;</text:span></text:p>
          <text:p text:style-name="P1"><text:span text:style-name="T2">MO5.List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7" draw:id="id17" draw:layer="layout" svg:width="4.9cm" svg:height="1.501cm" svg:x="9.4cm" svg:y="1.899cm">
          <text:p text:style-name="P1"><text:span text:style-name="T1">&lt;&lt;Constructor&gt;&gt;</text:span></text:p>
          <text:p text:style-name="P1"><text:span text:style-name="T2">MO5.Object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1" draw:id="id1" draw:layer="layout" svg:width="4.894cm" svg:height="1.5cm" svg:x="20cm" svg:y="5.4cm">
          <text:p text:style-name="P1"><text:span text:style-name="T1">&lt;&lt;Constructor&gt;&gt;</text:span></text:p>
          <text:p text:style-name="P1"><text:span text:style-name="T2">MO5.Promise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3" draw:id="id3" draw:layer="layout" svg:width="4.894cm" svg:height="1.5cm" svg:x="13.3cm" svg:y="8.7cm">
          <text:p text:style-name="P1"><text:span text:style-name="T1">&lt;&lt;Constructor&gt;&gt;</text:span></text:p>
          <text:p text:style-name="P1"><text:span text:style-name="T2">MO5.Timer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894cm" svg:height="1.5cm" svg:x="19.977cm" svg:y="8.7cm">
          <text:p text:style-name="P1"><text:span text:style-name="T1">&lt;&lt;Constructor&gt;&gt;</text:span></text:p>
          <text:p text:style-name="P1"><text:span text:style-name="T2">MO5.TimerWatcher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2" draw:id="id2" draw:layer="layout" svg:width="4.894cm" svg:height="1.5cm" svg:x="13.306cm" svg:y="5.4cm">
          <text:p text:style-name="P1"><text:span text:style-name="T1">&lt;&lt;Constructor&gt;&gt;</text:span></text:p>
          <text:p text:style-name="P1"><text:span text:style-name="T2">MO5.Result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20cm" svg:y1="6.15cm" svg:x2="18.2cm" svg:y2="6.15cm" draw:start-shape="id1" draw:start-glue-point="3" draw:end-shape="id2" draw:end-glue-point="1" svg:d="m20000 6150h-1800" svg:viewBox="0 0 1801 1">
          <text:p/>
        </draw:connector>
        <draw:connector draw:style-name="gr9" draw:text-style-name="P3" draw:layer="layout" svg:x1="18.194cm" svg:y1="9.45cm" svg:x2="19.977cm" svg:y2="9.45cm" draw:start-shape="id3" draw:start-glue-point="1" draw:end-shape="id4" draw:end-glue-point="3" svg:d="m18194 9450h1783" svg:viewBox="0 0 1784 1">
          <text:p/>
        </draw:connector>
        <draw:custom-shape draw:style-name="gr10" draw:text-style-name="P1" xml:id="id6" draw:id="id6" draw:layer="layout" svg:width="12.7cm" svg:height="2.3cm" svg:x="12.7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5" draw:id="id5" draw:layer="layout" svg:width="4.3cm" svg:height="0.9cm" svg:x="16.9cm" svg:y="2.9cm">
          <text:p text:style-name="P1"><text:span text:style-name="T3">Flow Control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9.05cm" svg:y1="3.8cm" svg:x2="19.05cm" svg:y2="5cm" draw:start-shape="id5" draw:start-glue-point="2" draw:end-shape="id6" draw:end-glue-point="0" svg:d="m19050 3800v1200" svg:viewBox="0 0 1 1201">
          <text:p/>
        </draw:connector>
        <draw:custom-shape draw:style-name="gr10" draw:text-style-name="P1" xml:id="id8" draw:id="id8" draw:layer="layout" svg:width="6.6cm" svg:height="8.9cm" svg:x="2.9cm" svg:y="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9" draw:id="id9" draw:layer="layout" svg:width="4cm" svg:height="0.9cm" svg:x="4.2cm" svg:y="14.6cm">
          <text:p text:style-name="P1"><text:span text:style-name="T3">Data Structures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xml:id="id7" draw:id="id7" draw:layer="layout" svg:width="4.894cm" svg:height="1.5cm" svg:x="13.306cm" svg:y="11.8cm">
          <text:p text:style-name="P1"><text:span text:style-name="T1">&lt;&lt;Constructor&gt;&gt;</text:span></text:p>
          <text:p text:style-name="P1"><text:span text:style-name="T2">MO5.Animation</text:span>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22.424cm" svg:y1="10.2cm" svg:x2="18.2cm" svg:y2="12.55cm" draw:start-shape="id4" draw:start-glue-point="2" draw:end-shape="id7" draw:end-glue-point="1" svg:d="m22424 10200v2350h-4224" svg:viewBox="0 0 4225 2351">
          <text:p/>
        </draw:connector>
        <draw:custom-shape draw:style-name="gr10" draw:text-style-name="P1" xml:id="id10" draw:id="id10" draw:layer="layout" svg:width="12.7cm" svg:height="5.6cm" svg:x="12.7cm" svg:y="8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xml:id="id11" draw:id="id11" draw:layer="layout" svg:width="3.9cm" svg:height="0.9cm" svg:x="17.1cm" svg:y="14.6cm">
          <text:p text:style-name="P1"><text:span text:style-name="T3">Timing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6.2cm" svg:y1="13.9cm" svg:x2="6.2cm" svg:y2="14.6cm" draw:start-shape="id8" draw:start-glue-point="2" draw:end-shape="id9" draw:end-glue-point="0" svg:d="m6200 13900v700" svg:viewBox="0 0 1 701">
          <text:p/>
        </draw:connector>
        <draw:connector draw:style-name="gr12" draw:text-style-name="P1" draw:layer="layout" svg:x1="19.05cm" svg:y1="13.9cm" svg:x2="19.05cm" svg:y2="14.6cm" draw:start-shape="id10" draw:start-glue-point="2" draw:end-shape="id11" draw:end-glue-point="0" svg:d="m19050 13900v700" svg:viewBox="0 0 1 701">
          <text:p/>
        </draw:connector>
        <draw:custom-shape draw:style-name="gr14" draw:text-style-name="P2" xml:id="id15" draw:id="id15" draw:layer="layout" svg:width="5.794cm" svg:height="1.5cm" svg:x="3.306cm" svg:y="17.8cm">
          <text:p text:style-name="P1"><text:span text:style-name="T1">&lt;&lt;Constructor&gt;&gt;</text:span></text:p>
          <text:p text:style-name="P1"><text:span text:style-name="T2">MO5.dom.Element</text:span></text:p>
          <draw:enhanced-geometry svg:viewBox="0 0 21600 21600" draw:type="rectangle" draw:enhanced-path="M 0 0 L 21600 0 21600 21600 0 21600 0 0 Z N"/>
        </draw:custom-shape>
        <draw:custom-shape draw:style-name="gr15" draw:text-style-name="P2" xml:id="id13" draw:id="id13" draw:layer="layout" svg:width="6.094cm" svg:height="1.5cm" svg:x="15.606cm" svg:y="17.8cm">
          <text:p text:style-name="P1"><text:span text:style-name="T1">&lt;&lt;Constructor&gt;&gt;</text:span></text:p>
          <text:p text:style-name="P1"><text:span text:style-name="T2">MO5.canvas.Ob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12" draw:id="id12" draw:layer="layout" svg:width="2.5cm" svg:height="0.9cm" svg:x="23.2cm" svg:y="18.1cm">
          <text:p text:style-name="P1"><text:span text:style-name="T3">Canv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" draw:text-style-name="P1" draw:layer="layout" svg:x1="23.2cm" svg:y1="18.55cm" svg:x2="21.7cm" svg:y2="18.55cm" draw:start-shape="id12" draw:start-glue-point="3" draw:end-shape="id13" draw:end-glue-point="1" svg:d="m23200 18550h-1500" svg:viewBox="0 0 1501 1">
          <text:p/>
        </draw:connector>
        <draw:custom-shape draw:style-name="gr11" draw:text-style-name="P4" xml:id="id14" draw:id="id14" draw:layer="layout" svg:width="2cm" svg:height="0.9cm" svg:x="10.3cm" svg:y="18.1cm">
          <text:p text:style-name="P1"><text:span text:style-name="T3">DOM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0.3cm" svg:y1="18.55cm" svg:x2="9.1cm" svg:y2="18.55cm" draw:start-shape="id14" draw:start-glue-point="3" draw:end-shape="id15" draw:end-glue-point="1" svg:d="m10300 18550h-1200" svg:viewBox="0 0 1201 1">
          <text:p/>
        </draw:connector>
        <draw:connector draw:style-name="gr16" draw:text-style-name="P3" draw:layer="layout" svg:x1="8.494cm" svg:y1="6.15cm" svg:x2="13.306cm" svg:y2="6.15cm" draw:start-shape="id16" draw:start-glue-point="1" draw:end-shape="id2" draw:end-glue-point="3" svg:d="m8494 6150h4812" svg:viewBox="0 0 4813 1">
          <text:p/>
        </draw:connector>
        <draw:custom-shape draw:style-name="gr11" draw:text-style-name="P4" xml:id="id18" draw:id="id18" draw:layer="layout" svg:width="4.3cm" svg:height="0.9cm" svg:x="3.5cm" svg:y="2.2cm">
          <text:p text:style-name="P1"><text:span text:style-name="T3">Base Constructo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9.4cm" svg:y1="2.649cm" svg:x2="7.8cm" svg:y2="2.65cm" draw:start-shape="id17" draw:start-glue-point="3" draw:end-shape="id18" draw:end-glue-point="1" svg:d="m9400 2649h-750v1h-850" svg:viewBox="0 0 1601 2">
          <text:p/>
        </draw:connector>
        <draw:connector draw:style-name="gr17" draw:text-style-name="P1" draw:layer="layout" svg:x1="15.753cm" svg:y1="5.4cm" svg:x2="11.85cm" svg:y2="3.4cm" draw:start-shape="id2" draw:start-glue-point="0" draw:end-shape="id17" draw:end-glue-point="2" svg:d="m15753 5400v-950h-3903v-1050" svg:viewBox="0 0 3904 2001">
          <text:p/>
        </draw:connector>
        <draw:connector draw:style-name="gr17" draw:text-style-name="P1" draw:layer="layout" svg:x1="22.447cm" svg:y1="5.4cm" svg:x2="11.85cm" svg:y2="3.4cm" draw:start-shape="id1" draw:start-glue-point="0" draw:end-shape="id17" draw:end-glue-point="2" svg:d="m22447 5400v-950h-10597v-1050" svg:viewBox="0 0 10598 2001">
          <text:p/>
        </draw:connector>
        <draw:connector draw:style-name="gr17" draw:text-style-name="P1" draw:layer="layout" svg:x1="6.047cm" svg:y1="5.4cm" svg:x2="11.85cm" svg:y2="3.4cm" draw:start-shape="id16" draw:start-glue-point="0" draw:end-shape="id17" draw:end-glue-point="2" svg:d="m6047 5400v-950h5803v-1050" svg:viewBox="0 0 5804 2001">
          <text:p/>
        </draw:connector>
        <draw:connector draw:style-name="gr17" draw:text-style-name="P1" draw:layer="layout" draw:line-skew="1.7cm" svg:x1="6.047cm" svg:y1="8.7cm" svg:x2="11.85cm" svg:y2="3.4cm" draw:start-shape="id19" draw:start-glue-point="0" draw:end-shape="id17" draw:end-glue-point="2" svg:d="m6047 8700v-900h5803v-4400" svg:viewBox="0 0 5804 5301">
          <text:p/>
        </draw:connector>
        <draw:connector draw:style-name="gr17" draw:text-style-name="P1" draw:layer="layout" draw:line-skew="3.451cm" svg:x1="6.05cm" svg:y1="11.8cm" svg:x2="11.85cm" svg:y2="3.4cm" draw:start-shape="id20" draw:start-glue-point="0" draw:end-shape="id17" draw:end-glue-point="2" svg:d="m6050 11800v-700h5800v-7700" svg:viewBox="0 0 5801 8401">
          <text:p/>
        </draw:connector>
        <draw:connector draw:style-name="gr17" draw:text-style-name="P1" draw:layer="layout" draw:line-skew="1.7cm" svg:x1="15.747cm" svg:y1="8.7cm" svg:x2="11.85cm" svg:y2="3.4cm" draw:start-shape="id3" draw:start-glue-point="0" draw:end-shape="id17" draw:end-glue-point="2" svg:d="m15747 8700v-900h-3897v-4400" svg:viewBox="0 0 3898 5301">
          <text:p/>
        </draw:connector>
        <draw:connector draw:style-name="gr17" draw:text-style-name="P1" draw:layer="layout" draw:line-skew="1.7cm" svg:x1="22.424cm" svg:y1="8.7cm" svg:x2="11.85cm" svg:y2="3.4cm" draw:start-shape="id4" draw:start-glue-point="0" draw:end-shape="id17" draw:end-glue-point="2" svg:d="m22424 8700v-900h-10574v-4400" svg:viewBox="0 0 10575 5301">
          <text:p/>
        </draw:connector>
        <draw:connector draw:style-name="gr17" draw:text-style-name="P1" draw:layer="layout" draw:line-skew="3.45cm" svg:x1="15.753cm" svg:y1="11.8cm" svg:x2="11.85cm" svg:y2="3.4cm" draw:start-shape="id7" draw:start-glue-point="0" draw:end-shape="id17" draw:end-glue-point="2" svg:d="m15753 11800v-700h-3903v-7700" svg:viewBox="0 0 3904 8401">
          <text:p/>
        </draw:connector>
        <draw:connector draw:style-name="gr17" draw:text-style-name="P1" draw:layer="layout" draw:line-skew="6.25cm" svg:x1="18.653cm" svg:y1="17.8cm" svg:x2="11.85cm" svg:y2="3.4cm" draw:start-shape="id13" draw:start-glue-point="0" draw:end-shape="id17" draw:end-glue-point="2" svg:d="m18653 17800v-900h-6803v-13500" svg:viewBox="0 0 6804 14401">
          <text:p/>
        </draw:connector>
        <draw:connector draw:style-name="gr17" draw:text-style-name="P1" draw:layer="layout" draw:line-skew="6.25cm" svg:x1="6.203cm" svg:y1="17.8cm" svg:x2="11.85cm" svg:y2="3.4cm" draw:start-shape="id15" draw:start-glue-point="0" draw:end-shape="id17" draw:end-glue-point="2" svg:d="m6203 17800v-900h5647v-13500" svg:viewBox="0 0 5648 14401">
          <text:p/>
        </draw:connector>
      </draw:page>
      <draw:page draw:name="page2" draw:style-name="dp1" draw:master-page-name="Standard">
        <draw:custom-shape draw:style-name="gr18" draw:text-style-name="P2" xml:id="id24" draw:id="id24" draw:layer="layout" svg:width="5.9cm" svg:height="1.5cm" svg:x="15.5cm" svg:y="3.601cm">
          <text:p text:style-name="P1"><text:span text:style-name="T1">&lt;&lt;Constructor&gt;&gt;</text:span></text:p>
          <text:p text:style-name="P1"><text:span text:style-name="T2">MO5.canvas.Object</text:span></text:p>
          <draw:enhanced-geometry svg:viewBox="0 0 21600 21600" draw:type="rectangle" draw:enhanced-path="M 0 0 L 21600 0 21600 21600 0 21600 0 0 Z N"/>
        </draw:custom-shape>
        <draw:custom-shape draw:style-name="gr19" draw:text-style-name="P2" xml:id="id25" draw:id="id25" draw:layer="layout" svg:width="5.8cm" svg:height="1.5cm" svg:x="2cm" svg:y="7.2cm">
          <text:p text:style-name="P1"><text:span text:style-name="T1">&lt;&lt;Constructor&gt;&gt;</text:span></text:p>
          <text:p text:style-name="P1"><text:span text:style-name="T2">MO5.canvas.Canvas</text:span></text:p>
          <draw:enhanced-geometry svg:viewBox="0 0 21600 21600" draw:type="rectangle" draw:enhanced-path="M 0 0 L 21600 0 21600 21600 0 21600 0 0 Z N"/>
        </draw:custom-shape>
        <draw:custom-shape draw:style-name="gr20" draw:text-style-name="P2" xml:id="id27" draw:id="id27" draw:layer="layout" svg:width="5.8cm" svg:height="1.5cm" svg:x="2cm" svg:y="13.5cm">
          <text:p text:style-name="P1"><text:span text:style-name="T1">&lt;&lt;Constructor&gt;&gt;</text:span></text:p>
          <text:p text:style-name="P1"><text:span text:style-name="T2">MO5.canvas.Group</text:span></text:p>
          <draw:enhanced-geometry svg:viewBox="0 0 21600 21600" draw:type="rectangle" draw:enhanced-path="M 0 0 L 21600 0 21600 21600 0 21600 0 0 Z N"/>
        </draw:custom-shape>
        <draw:custom-shape draw:style-name="gr21" draw:text-style-name="P2" xml:id="id26" draw:id="id26" draw:layer="layout" svg:width="5.8cm" svg:height="1.5cm" svg:x="2cm" svg:y="10.4cm">
          <text:p text:style-name="P1"><text:span text:style-name="T1">&lt;&lt;Constructor&gt;&gt;</text:span></text:p>
          <text:p text:style-name="P1"><text:span text:style-name="T2">MO5.canvas.Layer</text:span></text:p>
          <draw:enhanced-geometry svg:viewBox="0 0 21600 21600" draw:type="rectangle" draw:enhanced-path="M 0 0 L 21600 0 21600 21600 0 21600 0 0 Z N"/>
        </draw:custom-shape>
        <draw:custom-shape draw:style-name="gr22" draw:text-style-name="P2" xml:id="id31" draw:id="id31" draw:layer="layout" svg:width="6.2cm" svg:height="1.5cm" svg:x="20.1cm" svg:y="16.9cm">
          <text:p text:style-name="P1"><text:span text:style-name="T1">&lt;&lt;Constructor&gt;&gt;</text:span></text:p>
          <text:p text:style-name="P1"><text:span text:style-name="T2">MO5.canvas.ImagePack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xml:id="id30" draw:id="id30" draw:layer="layout" svg:width="5.8cm" svg:height="1.5cm" svg:x="20.3cm" svg:y="13.4cm">
          <text:p text:style-name="P1"><text:span text:style-name="T1">&lt;&lt;Constructor&gt;&gt;</text:span></text:p>
          <text:p text:style-name="P1"><text:span text:style-name="T2">MO5.canvas.Rain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xml:id="id28" draw:id="id28" draw:layer="layout" svg:width="5.8cm" svg:height="1.5cm" svg:x="20.2cm" svg:y="7.1cm">
          <text:p text:style-name="P1"><text:span text:style-name="T1">&lt;&lt;Constructor&gt;&gt;</text:span></text:p>
          <text:p text:style-name="P1"><text:span text:style-name="T2">MO5.canvas.Rectangle</text:span></text:p>
          <draw:enhanced-geometry svg:viewBox="0 0 21600 21600" draw:type="rectangle" draw:enhanced-path="M 0 0 L 21600 0 21600 21600 0 21600 0 0 Z N"/>
        </draw:custom-shape>
        <draw:custom-shape draw:style-name="gr25" draw:text-style-name="P2" xml:id="id29" draw:id="id29" draw:layer="layout" svg:width="5.8cm" svg:height="1.5cm" svg:x="20.3cm" svg:y="10.3cm">
          <text:p text:style-name="P1"><text:span text:style-name="T1">&lt;&lt;Constructor&gt;&gt;</text:span></text:p>
          <text:p text:style-name="P1"><text:span text:style-name="T2">MO5.canvas.Textbox</text:span></text:p>
          <draw:enhanced-geometry svg:viewBox="0 0 21600 21600" draw:type="rectangle" draw:enhanced-path="M 0 0 L 21600 0 21600 21600 0 21600 0 0 Z N"/>
        </draw:custom-shape>
        <draw:custom-shape draw:style-name="gr26" draw:text-style-name="P2" xml:id="id21" draw:id="id21" draw:layer="layout" svg:width="4.9cm" svg:height="1.501cm" svg:x="7.006cm" svg:y="3.6cm">
          <text:p text:style-name="P1"><text:span text:style-name="T1">&lt;&lt;Constructor&gt;&gt;</text:span></text:p>
          <text:p text:style-name="P1"><text:span text:style-name="T2">MO5.Object</text:span></text:p>
          <draw:enhanced-geometry svg:viewBox="0 0 21600 21600" draw:type="rectangle" draw:enhanced-path="M 0 0 L 21600 0 21600 21600 0 21600 0 0 Z N"/>
        </draw:custom-shape>
        <draw:custom-shape draw:style-name="gr11" draw:text-style-name="P4" xml:id="id22" draw:id="id22" draw:layer="layout" svg:width="4.6cm" svg:height="0.9cm" svg:x="7.159cm" svg:y="1.8cm">
          <text:p text:style-name="P1"><text:span text:style-name="T3">Base Constructor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9.456cm" svg:y1="3.6cm" svg:x2="9.459cm" svg:y2="2.7cm" draw:start-shape="id21" draw:start-glue-point="0" draw:end-shape="id22" draw:end-glue-point="2" svg:d="m9456 3600v-400h3v-500" svg:viewBox="0 0 4 901">
          <text:p/>
        </draw:connector>
        <draw:custom-shape draw:style-name="gr11" draw:text-style-name="P4" xml:id="id23" draw:id="id23" draw:layer="layout" svg:width="5.5cm" svg:height="0.9cm" svg:x="15.7cm" svg:y="1.9cm">
          <text:p text:style-name="P1"><text:span text:style-name="T3">Base For Visible Elements</text:span></text:p>
          <draw:enhanced-geometry svg:viewBox="0 0 21600 21600" draw:type="rectangle" draw:enhanced-path="M 0 0 L 21600 0 21600 21600 0 21600 0 0 Z N"/>
        </draw:custom-shape>
        <draw:connector draw:style-name="gr12" draw:text-style-name="P1" draw:layer="layout" svg:x1="18.45cm" svg:y1="2.8cm" svg:x2="18.45cm" svg:y2="3.601cm" draw:start-shape="id23" draw:start-glue-point="2" draw:end-shape="id24" draw:end-glue-point="0" svg:d="m18450 2800v801" svg:viewBox="0 0 1 802">
          <text:p/>
        </draw:connector>
        <draw:connector draw:style-name="gr17" draw:text-style-name="P1" draw:layer="layout" svg:x1="15.5cm" svg:y1="4.351cm" svg:x2="11.906cm" svg:y2="4.35cm" draw:start-shape="id24" draw:start-glue-point="3" draw:end-shape="id21" draw:end-glue-point="1" svg:d="m15500 4351h-1747v-1h-1847" svg:viewBox="0 0 3595 2">
          <text:p/>
        </draw:connector>
        <draw:connector draw:style-name="gr17" draw:text-style-name="P1" draw:layer="layout" svg:x1="4.9cm" svg:y1="7.2cm" svg:x2="9.456cm" svg:y2="5.101cm" draw:start-shape="id25" draw:start-glue-point="0" draw:end-shape="id21" draw:end-glue-point="2" svg:d="m4900 7200v-1000h4556v-1099" svg:viewBox="0 0 4557 2100">
          <text:p/>
        </draw:connector>
        <draw:connector draw:style-name="gr17" draw:text-style-name="P1" draw:layer="layout" draw:line-skew="1.8cm" svg:x1="4.9cm" svg:y1="10.4cm" svg:x2="9.456cm" svg:y2="5.101cm" draw:start-shape="id26" draw:start-glue-point="0" draw:end-shape="id21" draw:end-glue-point="2" svg:d="m4900 10400v-800h4556v-4499" svg:viewBox="0 0 4557 5300">
          <text:p/>
        </draw:connector>
        <draw:connector draw:style-name="gr17" draw:text-style-name="P1" draw:layer="layout" draw:line-skew="3.45cm" svg:x1="4.9cm" svg:y1="13.5cm" svg:x2="9.456cm" svg:y2="5.101cm" draw:start-shape="id27" draw:start-glue-point="0" draw:end-shape="id21" draw:end-glue-point="2" svg:d="m4900 13500v-700h4556v-7699" svg:viewBox="0 0 4557 8400">
          <text:p/>
        </draw:connector>
        <draw:connector draw:style-name="gr17" draw:text-style-name="P1" draw:layer="layout" svg:x1="23.1cm" svg:y1="7.1cm" svg:x2="18.45cm" svg:y2="5.101cm" draw:start-shape="id28" draw:end-shape="id24" draw:end-glue-point="2" svg:d="m23100 7100v-949h-4650v-1050" svg:viewBox="0 0 4651 2000">
          <text:p/>
        </draw:connector>
        <draw:connector draw:style-name="gr17" draw:text-style-name="P1" draw:layer="layout" draw:line-skew="1.749cm" svg:x1="23.2cm" svg:y1="10.3cm" svg:x2="18.45cm" svg:y2="5.101cm" draw:start-shape="id29" draw:start-glue-point="0" draw:end-shape="id24" draw:end-glue-point="2" svg:d="m23200 10300v-800h-4750v-4399" svg:viewBox="0 0 4751 5200">
          <text:p/>
        </draw:connector>
        <draw:connector draw:style-name="gr17" draw:text-style-name="P1" draw:layer="layout" draw:line-skew="3.399cm" svg:x1="23.2cm" svg:y1="13.4cm" svg:x2="18.45cm" svg:y2="5.101cm" draw:start-shape="id30" draw:start-glue-point="0" draw:end-shape="id24" draw:end-glue-point="2" svg:d="m23200 13400v-700h-4750v-7599" svg:viewBox="0 0 4751 8300">
          <text:p/>
        </draw:connector>
        <draw:connector draw:style-name="gr17" draw:text-style-name="P1" draw:layer="layout" draw:line-skew="5.049cm" svg:x1="23.2cm" svg:y1="16.9cm" svg:x2="18.45cm" svg:y2="5.101cm" draw:start-shape="id31" draw:start-glue-point="0" draw:end-shape="id24" draw:end-glue-point="2" svg:d="m23200 16900v-800h-4750v-10999" svg:viewBox="0 0 4751 11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Linienende_20_2" draw:display-name="Linienende 2" svg:viewBox="0 0 3000 3000" svg:d="m1500 0 1500 2789v211h-114l-1286-2392v2392h-200v-2392l-1286 2392h-114v-211z"/>
    <draw:marker draw:name="Linienende_20_3" draw:display-name="Linienende 3" svg:viewBox="0 0 4176 5800" svg:d="m1500 0 1500 3000h-3000zm-1500 3447-1176 2353h2353z"/>
    <draw:marker draw:name="Linienende_20_4" draw:display-name="Linienende 4" svg:viewBox="0 0 3000 3000" svg:d="m1500 0 1500 3000h-3000zm0 447-1176 2353h235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IPAゴシック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 </meta:initial-creator>
    <meta:creation-date>2013-05-25T09:30:16</meta:creation-date>
    <dc:date>2013-05-30T15:27:43</dc:date>
    <dc:creator>j </dc:creator>
    <meta:editing-duration>PT1H52M54S</meta:editing-duration>
    <meta:editing-cycles>29</meta:editing-cycles>
    <meta:generator>LibreOffice/3.5$Linux_X86_64 LibreOffice_project/350m1$Build-2</meta:generator>
    <meta:document-statistic meta:object-count="61"/>
  </office:meta>
</office:document-meta>
</file>